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70.39pt" svg:y="233.23pt">
            <loext:p draw:notify-on-update-of-ranges="Sheet1.A19:Sheet1.A19 Sheet1.A20:Sheet1.A37 Sheet1.B19:Sheet1.B19 Sheet1.B20:Sheet1.B37 Sheet1.A19:Sheet1.A19 Sheet1.A20:Sheet1.A37 Sheet1.C19:Sheet1.C19 Sheet1.C20:Sheet1.C37 Sheet1.A19:Sheet1.A19 Sheet1.A20:Sheet1.A37 Sheet1.D19:Sheet1.D19 Sheet1.D20:Sheet1.D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2.2pt" svg:height="513.64pt" svg:x="9.35pt" svg:y="259pt">
            <loext:p draw:notify-on-update-of-ranges="Sheet1.A41:Sheet1.A41 Sheet1.A42:Sheet1.A60 Sheet1.B41:Sheet1.B41 Sheet1.B42:Sheet1.B60 Sheet1.A41:Sheet1.A41 Sheet1.A42:Sheet1.A60 Sheet1.C41:Sheet1.C41 Sheet1.C42:Sheet1.C60 Sheet1.A41:Sheet1.A41 Sheet1.A42:Sheet1.A60 Sheet1.D41:Sheet1.D41 Sheet1.D42:Sheet1.D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6304511050075" calcext:value-type="float">
            <text:p>94.630451105</text:p>
          </table:table-cell>
          <table:table-cell office:value-type="float" office:value="0.79244872945128" calcext:value-type="float">
            <text:p>0.7924487295</text:p>
          </table:table-cell>
          <table:table-cell office:value-type="float" office:value="4.04180973650364" calcext:value-type="float">
            <text:p>4.041809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.861212647498" calcext:value-type="float">
            <text:p>249.8612126475</text:p>
          </table:table-cell>
          <table:table-cell office:value-type="float" office:value="1.80433336188435" calcext:value-type="float">
            <text:p>1.8043333619</text:p>
          </table:table-cell>
          <table:table-cell office:value-type="float" office:value="11.3319873230666" calcext:value-type="float">
            <text:p>11.3319873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8.7828199223" calcext:value-type="float">
            <text:p>368.7828199223</text:p>
          </table:table-cell>
          <table:table-cell office:value-type="float" office:value="3.15094731615682" calcext:value-type="float">
            <text:p>3.1509473162</text:p>
          </table:table-cell>
          <table:table-cell office:value-type="float" office:value="22.3033090088065" calcext:value-type="float">
            <text:p>22.3033090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8.489002566277" calcext:value-type="float">
            <text:p>468.4890025663</text:p>
          </table:table-cell>
          <table:table-cell office:value-type="float" office:value="5.20709031658589" calcext:value-type="float">
            <text:p>5.2070903166</text:p>
          </table:table-cell>
          <table:table-cell office:value-type="float" office:value="37.3921989692026" calcext:value-type="float">
            <text:p>37.3921989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3.633451811162" calcext:value-type="float">
            <text:p>533.6334518112</text:p>
          </table:table-cell>
          <table:table-cell office:value-type="float" office:value="9.44078567341785" calcext:value-type="float">
            <text:p>9.4407856734</text:p>
          </table:table-cell>
          <table:table-cell office:value-type="float" office:value="58.8005499056435" calcext:value-type="float">
            <text:p>58.8005499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2.659833483263" calcext:value-type="float">
            <text:p>582.6598334833</text:p>
          </table:table-cell>
          <table:table-cell office:value-type="float" office:value="34.0175826812556" calcext:value-type="float">
            <text:p>34.0175826813</text:p>
          </table:table-cell>
          <table:table-cell office:value-type="float" office:value="116.972546542806" calcext:value-type="float">
            <text:p>116.9725465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0.572543757324" calcext:value-type="float">
            <text:p>630.5725437573</text:p>
          </table:table-cell>
          <table:table-cell office:value-type="float" office:value="105.60899457139" calcext:value-type="float">
            <text:p>105.6089945714</text:p>
          </table:table-cell>
          <table:table-cell office:value-type="float" office:value="329.114415216129" calcext:value-type="float">
            <text:p>329.1144152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8.419678068638" calcext:value-type="float">
            <text:p>668.4196780686</text:p>
          </table:table-cell>
          <table:table-cell office:value-type="float" office:value="228.59920612417" calcext:value-type="float">
            <text:p>228.5992061242</text:p>
          </table:table-cell>
          <table:table-cell office:value-type="float" office:value="638.935390063387" calcext:value-type="float">
            <text:p>638.93539006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3.009577360921" calcext:value-type="float">
            <text:p>703.0095773609</text:p>
          </table:table-cell>
          <table:table-cell office:value-type="float" office:value="428.780446803303" calcext:value-type="float">
            <text:p>428.7804468033</text:p>
          </table:table-cell>
          <table:table-cell office:value-type="float" office:value="933.052056351924" calcext:value-type="float">
            <text:p>933.0520563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6.876984680741" calcext:value-type="float">
            <text:p>746.8769846807</text:p>
          </table:table-cell>
          <table:table-cell office:value-type="float" office:value="750.146588242264" calcext:value-type="float">
            <text:p>750.1465882423</text:p>
          </table:table-cell>
          <table:table-cell office:value-type="float" office:value="1462.47573493631" calcext:value-type="float">
            <text:p>1462.47573493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8.93132129022" calcext:value-type="float">
            <text:p>778.9313212902</text:p>
          </table:table-cell>
          <table:table-cell office:value-type="float" office:value="1213.18216165157" calcext:value-type="float">
            <text:p>1213.1821616516</text:p>
          </table:table-cell>
          <table:table-cell office:value-type="float" office:value="1830.98814559791" calcext:value-type="float">
            <text:p>1830.98814559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0.84727691325" calcext:value-type="float">
            <text:p>780.8472769133</text:p>
          </table:table-cell>
          <table:table-cell office:value-type="float" office:value="2116.8417858895" calcext:value-type="float">
            <text:p>2116.8417858895</text:p>
          </table:table-cell>
          <table:table-cell office:value-type="float" office:value="2182.0059770384" calcext:value-type="float">
            <text:p>2182.0059770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5.686103119631" calcext:value-type="float">
            <text:p>785.6861031196</text:p>
          </table:table-cell>
          <table:table-cell office:value-type="float" office:value="3071.36116589423" calcext:value-type="float">
            <text:p>3071.3611658942</text:p>
          </table:table-cell>
          <table:table-cell office:value-type="float" office:value="2833.93041788245" calcext:value-type="float">
            <text:p>2833.9304178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8.385275786044" calcext:value-type="float">
            <text:p>788.385275786</text:p>
          </table:table-cell>
          <table:table-cell office:value-type="float" office:value="4677.7100427312" calcext:value-type="float">
            <text:p>4677.7100427312</text:p>
          </table:table-cell>
          <table:table-cell office:value-type="float" office:value="3286.46468073199" calcext:value-type="float">
            <text:p>3286.464680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9.376295427152" calcext:value-type="float">
            <text:p>789.3762954272</text:p>
          </table:table-cell>
          <table:table-cell office:value-type="float" office:value="7386.44210895502" calcext:value-type="float">
            <text:p>7386.442108955</text:p>
          </table:table-cell>
          <table:table-cell office:value-type="float" office:value="3914.48716917516" calcext:value-type="float">
            <text:p>3914.487169175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0352028745692" calcext:value-type="float">
            <text:p>2.0035202875</text:p>
          </table:table-cell>
          <table:table-cell office:value-type="float" office:value="0.821055897162296" calcext:value-type="float">
            <text:p>0.8210558972</text:p>
          </table:table-cell>
          <table:table-cell office:value-type="float" office:value="1.25997013703454" calcext:value-type="float">
            <text:p>1.259970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0458601159044" calcext:value-type="float">
            <text:p>8.7045860116</text:p>
          </table:table-cell>
          <table:table-cell office:value-type="float" office:value="1.86183151125442" calcext:value-type="float">
            <text:p>1.8618315113</text:p>
          </table:table-cell>
          <table:table-cell office:value-type="float" office:value="3.03143936017295" calcext:value-type="float">
            <text:p>3.0314393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3638073398906" calcext:value-type="float">
            <text:p>20.3638073399</text:p>
          </table:table-cell>
          <table:table-cell office:value-type="float" office:value="3.39933757053222" calcext:value-type="float">
            <text:p>3.3993375705</text:p>
          </table:table-cell>
          <table:table-cell office:value-type="float" office:value="5.79392325453227" calcext:value-type="float">
            <text:p>5.7939232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2417399207479" calcext:value-type="float">
            <text:p>32.2417399207</text:p>
          </table:table-cell>
          <table:table-cell office:value-type="float" office:value="6.64031258679461" calcext:value-type="float">
            <text:p>6.6403125868</text:p>
          </table:table-cell>
          <table:table-cell office:value-type="float" office:value="10.8638371843263" calcext:value-type="float">
            <text:p>10.8638371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4725012192503" calcext:value-type="float">
            <text:p>43.4725012193</text:p>
          </table:table-cell>
          <table:table-cell office:value-type="float" office:value="15.4899622726225" calcext:value-type="float">
            <text:p>15.4899622726</text:p>
          </table:table-cell>
          <table:table-cell office:value-type="float" office:value="20.8285033962529" calcext:value-type="float">
            <text:p>20.82850339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.5105878696631" calcext:value-type="float">
            <text:p>55.5105878697</text:p>
          </table:table-cell>
          <table:table-cell office:value-type="float" office:value="28.4059368444141" calcext:value-type="float">
            <text:p>28.4059368444</text:p>
          </table:table-cell>
          <table:table-cell office:value-type="float" office:value="35.9803540482826" calcext:value-type="float">
            <text:p>35.9803540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.1202064245008" calcext:value-type="float">
            <text:p>68.1202064245</text:p>
          </table:table-cell>
          <table:table-cell office:value-type="float" office:value="43.9512392245233" calcext:value-type="float">
            <text:p>43.9512392245</text:p>
          </table:table-cell>
          <table:table-cell office:value-type="float" office:value="54.4761640580837" calcext:value-type="float">
            <text:p>54.4761640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7980251726695" calcext:value-type="float">
            <text:p>80.7980251727</text:p>
          </table:table-cell>
          <table:table-cell office:value-type="float" office:value="62.3723083736841" calcext:value-type="float">
            <text:p>62.3723083737</text:p>
          </table:table-cell>
          <table:table-cell office:value-type="float" office:value="76.0463326484751" calcext:value-type="float">
            <text:p>76.04633264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.8055237877415" calcext:value-type="float">
            <text:p>95.8055237877</text:p>
          </table:table-cell>
          <table:table-cell office:value-type="float" office:value="82.5808994527906" calcext:value-type="float">
            <text:p>82.5808994528</text:p>
          </table:table-cell>
          <table:table-cell office:value-type="float" office:value="97.2137143588625" calcext:value-type="float">
            <text:p>97.2137143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.522837241278" calcext:value-type="float">
            <text:p>109.5228372413</text:p>
          </table:table-cell>
          <table:table-cell office:value-type="float" office:value="106.457585642347" calcext:value-type="float">
            <text:p>106.4575856423</text:p>
          </table:table-cell>
          <table:table-cell office:value-type="float" office:value="121.664080989489" calcext:value-type="float">
            <text:p>121.6640809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.88361439039" calcext:value-type="float">
            <text:p>120.8836143904</text:p>
          </table:table-cell>
          <table:table-cell office:value-type="float" office:value="130.627160872798" calcext:value-type="float">
            <text:p>130.6271608728</text:p>
          </table:table-cell>
          <table:table-cell office:value-type="float" office:value="147.379952741088" calcext:value-type="float">
            <text:p>147.3799527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03255188791" calcext:value-type="float">
            <text:p>135.1032551888</text:p>
          </table:table-cell>
          <table:table-cell office:value-type="float" office:value="157.669099258463" calcext:value-type="float">
            <text:p>157.6690992585</text:p>
          </table:table-cell>
          <table:table-cell office:value-type="float" office:value="179.420704227639" calcext:value-type="float">
            <text:p>179.42070422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.579195121536" calcext:value-type="float">
            <text:p>144.5791951215</text:p>
          </table:table-cell>
          <table:table-cell office:value-type="float" office:value="187.911428489955" calcext:value-type="float">
            <text:p>187.91142849</text:p>
          </table:table-cell>
          <table:table-cell office:value-type="float" office:value="211.238265373162" calcext:value-type="float">
            <text:p>211.23826537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.561572178151" calcext:value-type="float">
            <text:p>151.5615721782</text:p>
          </table:table-cell>
          <table:table-cell office:value-type="float" office:value="218.886885783519" calcext:value-type="float">
            <text:p>218.8868857835</text:p>
          </table:table-cell>
          <table:table-cell office:value-type="float" office:value="231.782391785411" calcext:value-type="float">
            <text:p>231.7823917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3.215647681966" calcext:value-type="float">
            <text:p>153.215647682</text:p>
          </table:table-cell>
          <table:table-cell office:value-type="float" office:value="268.691901802958" calcext:value-type="float">
            <text:p>268.691901803</text:p>
          </table:table-cell>
          <table:table-cell office:value-type="float" office:value="265.534532372578" calcext:value-type="float">
            <text:p>265.534532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.043817149126" calcext:value-type="float">
            <text:p>158.0438171491</text:p>
          </table:table-cell>
          <table:table-cell office:value-type="float" office:value="296.250905500761" calcext:value-type="float">
            <text:p>296.2509055008</text:p>
          </table:table-cell>
          <table:table-cell office:value-type="float" office:value="346.970733692637" calcext:value-type="float">
            <text:p>346.97073369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.841550399782" calcext:value-type="float">
            <text:p>162.8415503998</text:p>
          </table:table-cell>
          <table:table-cell office:value-type="float" office:value="377.891260470264" calcext:value-type="float">
            <text:p>377.8912604703</text:p>
          </table:table-cell>
          <table:table-cell office:value-type="float" office:value="351.947330418159" calcext:value-type="float">
            <text:p>351.94733041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731552866928" calcext:value-type="float">
            <text:p>165.7315528669</text:p>
          </table:table-cell>
          <table:table-cell office:value-type="float" office:value="415.469157126499" calcext:value-type="float">
            <text:p>415.4691571265</text:p>
          </table:table-cell>
          <table:table-cell office:value-type="float" office:value="416.807446418912" calcext:value-type="float">
            <text:p>416.807446418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.514761548169" calcext:value-type="float">
            <text:p>290.5147615482</text:p>
          </table:table-cell>
          <table:table-cell office:value-type="float" office:value="0.876382243208354" calcext:value-type="float">
            <text:p>0.8763822432</text:p>
          </table:table-cell>
          <table:table-cell office:value-type="float" office:value="32.0344976193737" calcext:value-type="float">
            <text:p>32.0344976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.748019676481" calcext:value-type="float">
            <text:p>539.7480196765</text:p>
          </table:table-cell>
          <table:table-cell office:value-type="float" office:value="2.18858017341699" calcext:value-type="float">
            <text:p>2.1885801734</text:p>
          </table:table-cell>
          <table:table-cell office:value-type="float" office:value="92.5216842241644" calcext:value-type="float">
            <text:p>92.5216842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2.62968260888" calcext:value-type="float">
            <text:p>722.6296826089</text:p>
          </table:table-cell>
          <table:table-cell office:value-type="float" office:value="4.57839160619187" calcext:value-type="float">
            <text:p>4.5783916062</text:p>
          </table:table-cell>
          <table:table-cell office:value-type="float" office:value="184.602357815143" calcext:value-type="float">
            <text:p>184.6023578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1.18142292925" calcext:value-type="float">
            <text:p>881.1814229293</text:p>
          </table:table-cell>
          <table:table-cell office:value-type="float" office:value="10.678081297141" calcext:value-type="float">
            <text:p>10.6780812971</text:p>
          </table:table-cell>
          <table:table-cell office:value-type="float" office:value="330.415185176185" calcext:value-type="float">
            <text:p>330.4151851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5.86917676029" calcext:value-type="float">
            <text:p>1095.8691767603</text:p>
          </table:table-cell>
          <table:table-cell office:value-type="float" office:value="30.3797657724936" calcext:value-type="float">
            <text:p>30.3797657725</text:p>
          </table:table-cell>
          <table:table-cell office:value-type="float" office:value="597.781789588335" calcext:value-type="float">
            <text:p>597.78178958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6.82375815869" calcext:value-type="float">
            <text:p>1206.8237581587</text:p>
          </table:table-cell>
          <table:table-cell office:value-type="float" office:value="77.3408360774629" calcext:value-type="float">
            <text:p>77.3408360775</text:p>
          </table:table-cell>
          <table:table-cell office:value-type="float" office:value="1108.62900862296" calcext:value-type="float">
            <text:p>1108.6290086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6.53158344077" calcext:value-type="float">
            <text:p>1296.5315834408</text:p>
          </table:table-cell>
          <table:table-cell office:value-type="float" office:value="182.353958635242" calcext:value-type="float">
            <text:p>182.3539586352</text:p>
          </table:table-cell>
          <table:table-cell office:value-type="float" office:value="1828.69749901985" calcext:value-type="float">
            <text:p>1828.6974990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.8843246419" calcext:value-type="float">
            <text:p>1376.8843246419</text:p>
          </table:table-cell>
          <table:table-cell office:value-type="float" office:value="441.650958400453" calcext:value-type="float">
            <text:p>441.6509584005</text:p>
          </table:table-cell>
          <table:table-cell office:value-type="float" office:value="2667.50247259998" calcext:value-type="float">
            <text:p>2667.5024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3.37395712338" calcext:value-type="float">
            <text:p>1453.3739571234</text:p>
          </table:table-cell>
          <table:table-cell office:value-type="float" office:value="1029.70123827987" calcext:value-type="float">
            <text:p>1029.7012382799</text:p>
          </table:table-cell>
          <table:table-cell office:value-type="float" office:value="3651.22082440887" calcext:value-type="float">
            <text:p>3651.22082440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9.35484573194" calcext:value-type="float">
            <text:p>1479.354845732</text:p>
          </table:table-cell>
          <table:table-cell office:value-type="float" office:value="2327.9737114876" calcext:value-type="float">
            <text:p>2327.9737114876</text:p>
          </table:table-cell>
          <table:table-cell office:value-type="float" office:value="4659.47263803287" calcext:value-type="float">
            <text:p>4659.47263803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3.22094113223" calcext:value-type="float">
            <text:p>1493.2209411322</text:p>
          </table:table-cell>
          <table:table-cell office:value-type="float" office:value="4804.09822623641" calcext:value-type="float">
            <text:p>4804.0982262364</text:p>
          </table:table-cell>
          <table:table-cell office:value-type="float" office:value="5719.12884281516" calcext:value-type="float">
            <text:p>5719.1288428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5.90224755059" calcext:value-type="float">
            <text:p>1505.9022475506</text:p>
          </table:table-cell>
          <table:table-cell office:value-type="float" office:value="10047.0690212232" calcext:value-type="float">
            <text:p>10047.0690212232</text:p>
          </table:table-cell>
          <table:table-cell office:value-type="float" office:value="6869.91402908987" calcext:value-type="float">
            <text:p>6869.9140290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2.87350715927" calcext:value-type="float">
            <text:p>1512.8735071593</text:p>
          </table:table-cell>
          <table:table-cell office:value-type="float" office:value="16985.3989644756" calcext:value-type="float">
            <text:p>16985.3989644756</text:p>
          </table:table-cell>
          <table:table-cell office:value-type="float" office:value="7939.06748561542" calcext:value-type="float">
            <text:p>7939.0674856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5.83218513917" calcext:value-type="float">
            <text:p>1515.8321851392</text:p>
          </table:table-cell>
          <table:table-cell office:value-type="float" office:value="28931.0821680101" calcext:value-type="float">
            <text:p>28931.0821680101</text:p>
          </table:table-cell>
          <table:table-cell office:value-type="float" office:value="8977.27823504387" calcext:value-type="float">
            <text:p>8977.2782350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0.1482849265" calcext:value-type="float">
            <text:p>1520.1482849265</text:p>
          </table:table-cell>
          <table:table-cell office:value-type="float" office:value="38082.5693974864" calcext:value-type="float">
            <text:p>38082.5693974864</text:p>
          </table:table-cell>
          <table:table-cell office:value-type="float" office:value="10281.304799269" calcext:value-type="float">
            <text:p>10281.304799269</text:p>
          </table:table-cell>
        </table:table-row>
        <table:table-row table:style-name="ro1">
          <table:table-cell/>
          <table:table-cell office:value-type="float" office:value="1521.87919869158" calcext:value-type="float">
            <text:p>1521.8791986916</text:p>
          </table:table-cell>
          <table:table-cell office:value-type="float" office:value="57340.2810684619" calcext:value-type="float">
            <text:p>57340.2810684619</text:p>
          </table:table-cell>
          <table:table-cell office:value-type="float" office:value="11276.7880524496" calcext:value-type="float">
            <text:p>11276.7880524496</text:p>
          </table:table-cell>
        </table:table-row>
        <table:table-row table:style-name="ro1">
          <table:table-cell/>
          <table:table-cell office:value-type="float" office:value="1523.7902542896" calcext:value-type="float">
            <text:p>1523.7902542896</text:p>
          </table:table-cell>
          <table:table-cell office:value-type="float" office:value="62081.2910790549" calcext:value-type="float">
            <text:p>62081.2910790549</text:p>
          </table:table-cell>
          <table:table-cell office:value-type="float" office:value="12057.9261581287" calcext:value-type="float">
            <text:p>12057.9261581287</text:p>
          </table:table-cell>
        </table:table-row>
        <table:table-row table:style-name="ro1">
          <table:table-cell/>
          <table:table-cell office:value-type="float" office:value="1524.93460499731" calcext:value-type="float">
            <text:p>1524.9346049973</text:p>
          </table:table-cell>
          <table:table-cell office:value-type="float" office:value="85560.1083382586" calcext:value-type="float">
            <text:p>85560.1083382586</text:p>
          </table:table-cell>
          <table:table-cell office:value-type="float" office:value="13234.347060151" calcext:value-type="float">
            <text:p>13234.347060151</text:p>
          </table:table-cell>
        </table:table-row>
        <table:table-row table:style-name="ro1">
          <table:table-cell/>
          <table:table-cell office:value-type="float" office:value="1525.33561669866" calcext:value-type="float">
            <text:p>1525.3356166987</text:p>
          </table:table-cell>
          <table:table-cell office:value-type="float" office:value="93899.9062635924" calcext:value-type="float">
            <text:p>93899.9062635924</text:p>
          </table:table-cell>
          <table:table-cell office:value-type="float" office:value="14984.8147200586" calcext:value-type="float">
            <text:p>14984.8147200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09:57.436245468</meta:creation-date>
    <dc:date>2019-02-22T15:24:45.706313957</dc:date>
    <meta:editing-duration>PT4M38S</meta:editing-duration>
    <meta:editing-cycles>1</meta:editing-cycles>
    <meta:document-statistic meta:table-count="1" meta:cell-count="217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Sheet1.A19:Sheet1.D37" chart:data-source-has-labels="row" svg:x="0.32cm" svg:y="0.18cm" svg:width="13.09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0:Sheet1.B37" chart:label-cell-address="Sheet1.B19:Sheet1.B19" chart:class="chart:scatter">
            <chart:domain table:cell-range-address="Sheet1.A20:Sheet1.A37"/>
            <chart:data-point chart:repeated="18"/>
          </chart:series>
          <chart:series chart:style-name="ch7" chart:values-cell-range-address="Sheet1.C20:Sheet1.C37" chart:label-cell-address="Sheet1.C19:Sheet1.C19" chart:class="chart:scatter">
            <chart:data-point chart:repeated="18"/>
          </chart:series>
          <chart:series chart:style-name="ch8" chart:values-cell-range-address="Sheet1.D20:Sheet1.D37" chart:label-cell-address="Sheet1.D19:Sheet1.D19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FS</text:p>
                <draw:g>
                  <svg:desc>Sheet1.B19:Sheet1.B19</svg:desc>
                </draw:g>
              </table:table-cell>
              <table:table-cell office:value-type="string">
                <text:p>SRPT</text:p>
                <draw:g>
                  <svg:desc>Sheet1.C19:Sheet1.C19</svg:desc>
                </draw:g>
              </table:table-cell>
              <table:table-cell office:value-type="string">
                <text:p>PS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0:Sheet1.A37</svg:desc>
                </draw:g>
              </table:table-cell>
              <table:table-cell office:value-type="float" office:value="2.00352028745692">
                <text:p>2.00352028745692</text:p>
                <draw:g>
                  <svg:desc>Sheet1.B20:Sheet1.B37</svg:desc>
                </draw:g>
              </table:table-cell>
              <table:table-cell office:value-type="float" office:value="0.821055897162296">
                <text:p>0.821055897162296</text:p>
                <draw:g>
                  <svg:desc>Sheet1.C20:Sheet1.C37</svg:desc>
                </draw:g>
              </table:table-cell>
              <table:table-cell office:value-type="float" office:value="1.25997013703454">
                <text:p>1.25997013703454</text:p>
                <draw:g>
                  <svg:desc>Sheet1.D20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0458601159044">
                <text:p>8.70458601159044</text:p>
              </table:table-cell>
              <table:table-cell office:value-type="float" office:value="1.86183151125442">
                <text:p>1.86183151125442</text:p>
              </table:table-cell>
              <table:table-cell office:value-type="float" office:value="3.03143936017295">
                <text:p>3.0314393601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.3638073398906">
                <text:p>20.3638073398906</text:p>
              </table:table-cell>
              <table:table-cell office:value-type="float" office:value="3.39933757053222">
                <text:p>3.39933757053222</text:p>
              </table:table-cell>
              <table:table-cell office:value-type="float" office:value="5.79392325453227">
                <text:p>5.79392325453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2417399207479">
                <text:p>32.2417399207479</text:p>
              </table:table-cell>
              <table:table-cell office:value-type="float" office:value="6.64031258679461">
                <text:p>6.64031258679461</text:p>
              </table:table-cell>
              <table:table-cell office:value-type="float" office:value="10.8638371843263">
                <text:p>10.8638371843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.4725012192503">
                <text:p>43.4725012192503</text:p>
              </table:table-cell>
              <table:table-cell office:value-type="float" office:value="15.4899622726225">
                <text:p>15.4899622726225</text:p>
              </table:table-cell>
              <table:table-cell office:value-type="float" office:value="20.8285033962529">
                <text:p>20.8285033962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.5105878696631">
                <text:p>55.5105878696631</text:p>
              </table:table-cell>
              <table:table-cell office:value-type="float" office:value="28.4059368444141">
                <text:p>28.4059368444141</text:p>
              </table:table-cell>
              <table:table-cell office:value-type="float" office:value="35.9803540482826">
                <text:p>35.980354048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8.1202064245008">
                <text:p>68.1202064245008</text:p>
              </table:table-cell>
              <table:table-cell office:value-type="float" office:value="43.9512392245233">
                <text:p>43.9512392245233</text:p>
              </table:table-cell>
              <table:table-cell office:value-type="float" office:value="54.4761640580837">
                <text:p>54.4761640580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0.7980251726695">
                <text:p>80.7980251726695</text:p>
              </table:table-cell>
              <table:table-cell office:value-type="float" office:value="62.3723083736841">
                <text:p>62.3723083736841</text:p>
              </table:table-cell>
              <table:table-cell office:value-type="float" office:value="76.0463326484751">
                <text:p>76.0463326484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.8055237877415">
                <text:p>95.8055237877415</text:p>
              </table:table-cell>
              <table:table-cell office:value-type="float" office:value="82.5808994527906">
                <text:p>82.5808994527906</text:p>
              </table:table-cell>
              <table:table-cell office:value-type="float" office:value="97.2137143588625">
                <text:p>97.2137143588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.522837241278">
                <text:p>109.522837241278</text:p>
              </table:table-cell>
              <table:table-cell office:value-type="float" office:value="106.457585642347">
                <text:p>106.457585642347</text:p>
              </table:table-cell>
              <table:table-cell office:value-type="float" office:value="121.664080989489">
                <text:p>121.664080989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0.88361439039">
                <text:p>120.88361439039</text:p>
              </table:table-cell>
              <table:table-cell office:value-type="float" office:value="130.627160872798">
                <text:p>130.627160872798</text:p>
              </table:table-cell>
              <table:table-cell office:value-type="float" office:value="147.379952741088">
                <text:p>147.37995274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5.103255188791">
                <text:p>135.103255188791</text:p>
              </table:table-cell>
              <table:table-cell office:value-type="float" office:value="157.669099258463">
                <text:p>157.669099258463</text:p>
              </table:table-cell>
              <table:table-cell office:value-type="float" office:value="179.420704227639">
                <text:p>179.420704227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.579195121536">
                <text:p>144.579195121536</text:p>
              </table:table-cell>
              <table:table-cell office:value-type="float" office:value="187.911428489955">
                <text:p>187.911428489955</text:p>
              </table:table-cell>
              <table:table-cell office:value-type="float" office:value="211.238265373162">
                <text:p>211.23826537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1.561572178151">
                <text:p>151.561572178151</text:p>
              </table:table-cell>
              <table:table-cell office:value-type="float" office:value="218.886885783519">
                <text:p>218.886885783519</text:p>
              </table:table-cell>
              <table:table-cell office:value-type="float" office:value="231.782391785411">
                <text:p>231.782391785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3.215647681966">
                <text:p>153.215647681966</text:p>
              </table:table-cell>
              <table:table-cell office:value-type="float" office:value="268.691901802958">
                <text:p>268.691901802958</text:p>
              </table:table-cell>
              <table:table-cell office:value-type="float" office:value="265.534532372578">
                <text:p>265.534532372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.043817149126">
                <text:p>158.043817149126</text:p>
              </table:table-cell>
              <table:table-cell office:value-type="float" office:value="296.250905500761">
                <text:p>296.250905500761</text:p>
              </table:table-cell>
              <table:table-cell office:value-type="float" office:value="346.970733692637">
                <text:p>346.97073369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2.841550399782">
                <text:p>162.841550399782</text:p>
              </table:table-cell>
              <table:table-cell office:value-type="float" office:value="377.891260470264">
                <text:p>377.891260470264</text:p>
              </table:table-cell>
              <table:table-cell office:value-type="float" office:value="351.947330418159">
                <text:p>351.947330418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5.731552866928">
                <text:p>165.731552866928</text:p>
              </table:table-cell>
              <table:table-cell office:value-type="float" office:value="415.469157126499">
                <text:p>415.469157126499</text:p>
              </table:table-cell>
              <table:table-cell office:value-type="float" office:value="416.807446418912">
                <text:p>416.807446418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3cm" svg:height="18.121cm" xlink:href=".." xlink:type="simple" chart:class="chart:scatter" chart:style-name="ch1">
        <chart:legend chart:legend-position="end" svg:x="22.503cm" svg:y="8.263cm" style:legend-expansion="high" chart:style-name="ch2"/>
        <chart:plot-area chart:style-name="ch3" table:cell-range-address="Sheet1.A41:Sheet1.D60" chart:data-source-has-labels="row" svg:x="0.495cm" svg:y="0.362cm" svg:width="21.513cm" svg:height="17.397cm">
          <chartooo:coordinate-region svg:x="1.672cm" svg:y="0.561cm" svg:width="20.149cm" svg:height="16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2:Sheet1.B60" chart:label-cell-address="Sheet1.B41:Sheet1.B41" chart:class="chart:scatter">
            <chart:domain table:cell-range-address="Sheet1.A42:Sheet1.A60"/>
            <chart:data-point chart:repeated="19"/>
          </chart:series>
          <chart:series chart:style-name="ch7" chart:values-cell-range-address="Sheet1.C42:Sheet1.C60" chart:label-cell-address="Sheet1.C41:Sheet1.C41" chart:class="chart:scatter">
            <chart:data-point chart:repeated="19"/>
          </chart:series>
          <chart:series chart:style-name="ch8" chart:values-cell-range-address="Sheet1.D42:Sheet1.D60" chart:label-cell-address="Sheet1.D41:Sheet1.D4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FS</text:p>
                <draw:g>
                  <svg:desc>Sheet1.B41:Sheet1.B41</svg:desc>
                </draw:g>
              </table:table-cell>
              <table:table-cell office:value-type="string">
                <text:p>SRPT</text:p>
                <draw:g>
                  <svg:desc>Sheet1.C41:Sheet1.C41</svg:desc>
                </draw:g>
              </table:table-cell>
              <table:table-cell office:value-type="string">
                <text:p>PS</text:p>
                <draw:g>
                  <svg:desc>Sheet1.D41:Sheet1.D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2:Sheet1.A60</svg:desc>
                </draw:g>
              </table:table-cell>
              <table:table-cell office:value-type="float" office:value="290.514761548169">
                <text:p>290.514761548169</text:p>
                <draw:g>
                  <svg:desc>Sheet1.B42:Sheet1.B60</svg:desc>
                </draw:g>
              </table:table-cell>
              <table:table-cell office:value-type="float" office:value="0.876382243208354">
                <text:p>0.876382243208354</text:p>
                <draw:g>
                  <svg:desc>Sheet1.C42:Sheet1.C60</svg:desc>
                </draw:g>
              </table:table-cell>
              <table:table-cell office:value-type="float" office:value="32.0344976193737">
                <text:p>32.0344976193737</text:p>
                <draw:g>
                  <svg:desc>Sheet1.D42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9.748019676481">
                <text:p>539.748019676481</text:p>
              </table:table-cell>
              <table:table-cell office:value-type="float" office:value="2.18858017341699">
                <text:p>2.18858017341699</text:p>
              </table:table-cell>
              <table:table-cell office:value-type="float" office:value="92.5216842241644">
                <text:p>92.5216842241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22.62968260888">
                <text:p>722.62968260888</text:p>
              </table:table-cell>
              <table:table-cell office:value-type="float" office:value="4.57839160619187">
                <text:p>4.57839160619187</text:p>
              </table:table-cell>
              <table:table-cell office:value-type="float" office:value="184.602357815143">
                <text:p>184.602357815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81.18142292925">
                <text:p>881.18142292925</text:p>
              </table:table-cell>
              <table:table-cell office:value-type="float" office:value="10.678081297141">
                <text:p>10.678081297141</text:p>
              </table:table-cell>
              <table:table-cell office:value-type="float" office:value="330.415185176185">
                <text:p>330.415185176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95.86917676029">
                <text:p>1095.86917676029</text:p>
              </table:table-cell>
              <table:table-cell office:value-type="float" office:value="30.3797657724936">
                <text:p>30.3797657724936</text:p>
              </table:table-cell>
              <table:table-cell office:value-type="float" office:value="597.781789588335">
                <text:p>597.781789588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06.82375815869">
                <text:p>1206.82375815869</text:p>
              </table:table-cell>
              <table:table-cell office:value-type="float" office:value="77.3408360774629">
                <text:p>77.3408360774629</text:p>
              </table:table-cell>
              <table:table-cell office:value-type="float" office:value="1108.62900862296">
                <text:p>1108.62900862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96.53158344077">
                <text:p>1296.53158344077</text:p>
              </table:table-cell>
              <table:table-cell office:value-type="float" office:value="182.353958635242">
                <text:p>182.353958635242</text:p>
              </table:table-cell>
              <table:table-cell office:value-type="float" office:value="1828.69749901985">
                <text:p>1828.69749901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76.8843246419">
                <text:p>1376.8843246419</text:p>
              </table:table-cell>
              <table:table-cell office:value-type="float" office:value="441.650958400453">
                <text:p>441.650958400453</text:p>
              </table:table-cell>
              <table:table-cell office:value-type="float" office:value="2667.50247259998">
                <text:p>2667.5024725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53.37395712338">
                <text:p>1453.37395712338</text:p>
              </table:table-cell>
              <table:table-cell office:value-type="float" office:value="1029.70123827987">
                <text:p>1029.70123827987</text:p>
              </table:table-cell>
              <table:table-cell office:value-type="float" office:value="3651.22082440887">
                <text:p>3651.220824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79.35484573194">
                <text:p>1479.35484573194</text:p>
              </table:table-cell>
              <table:table-cell office:value-type="float" office:value="2327.9737114876">
                <text:p>2327.9737114876</text:p>
              </table:table-cell>
              <table:table-cell office:value-type="float" office:value="4659.47263803287">
                <text:p>4659.47263803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93.22094113223">
                <text:p>1493.22094113223</text:p>
              </table:table-cell>
              <table:table-cell office:value-type="float" office:value="4804.09822623641">
                <text:p>4804.09822623641</text:p>
              </table:table-cell>
              <table:table-cell office:value-type="float" office:value="5719.12884281516">
                <text:p>5719.12884281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05.90224755059">
                <text:p>1505.90224755059</text:p>
              </table:table-cell>
              <table:table-cell office:value-type="float" office:value="10047.0690212232">
                <text:p>10047.0690212232</text:p>
              </table:table-cell>
              <table:table-cell office:value-type="float" office:value="6869.91402908987">
                <text:p>6869.91402908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12.87350715927">
                <text:p>1512.87350715927</text:p>
              </table:table-cell>
              <table:table-cell office:value-type="float" office:value="16985.3989644756">
                <text:p>16985.3989644756</text:p>
              </table:table-cell>
              <table:table-cell office:value-type="float" office:value="7939.06748561542">
                <text:p>7939.06748561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15.83218513917">
                <text:p>1515.83218513917</text:p>
              </table:table-cell>
              <table:table-cell office:value-type="float" office:value="28931.0821680101">
                <text:p>28931.0821680101</text:p>
              </table:table-cell>
              <table:table-cell office:value-type="float" office:value="8977.27823504387">
                <text:p>8977.27823504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